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LUIS MOLI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SULTORIO CLINICO VETERINARIO ARANIBAR S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OLINA BUSTINZA, LUIS MARTI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737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00:36:4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